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 Pro Text" svg:font-family="'SF Pro Text', 'SF Pro Icons', 'Apple WebExp Icons Custom', 'Helvetica Neue', Helvetica, Arial,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8785in" fo:margin-left="0.0542in" table:align="left"/>
    </style:style>
    <style:style style:name="Table1.A" style:family="table-column">
      <style:table-column-properties style:column-width="1.125in"/>
    </style:style>
    <style:style style:name="Table1.B" style:family="table-column">
      <style:table-column-properties style:column-width="1.4083in"/>
    </style:style>
    <style:style style:name="Table1.C" style:family="table-column">
      <style:table-column-properties style:column-width="1.2417in"/>
    </style:style>
    <style:style style:name="Table1.D" style:family="table-column">
      <style:table-column-properties style:column-width="2.1035in"/>
    </style:style>
    <style:style style:name="Table1.A1" style:family="table-cell">
      <style:table-cell-properties style:vertical-align="middle" fo:padding="0.0694in" fo:border="1pt solid #000000"/>
    </style:style>
    <style:style style:name="P1" style:family="paragraph" style:parent-style-name="Table_20_Contents">
      <style:paragraph-properties fo:margin-left="0.0693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2"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3"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4" style:family="paragraph" style:parent-style-name="Table_20_Contents">
      <style:paragraph-properties fo:margin-left="0.0693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5"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paragraph-rsid="00095959" style:text-blinking="false" fo:background-color="transparent"/>
    </style:style>
    <style:style style:name="P6" style:family="paragraph" style:parent-style-name="Table_20_Contents">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paragraph-rsid="00095959" style:text-blinking="false" fo:background-color="transparent"/>
    </style:style>
    <style:style style:name="P7"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9" style:family="paragraph" style:parent-style-name="Standard">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10"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rsid="000b7385" officeooo:paragraph-rsid="000b7385" style:text-blinking="false" fo:background-color="transparent"/>
    </style:style>
    <style:style style:name="P11" style:family="paragraph" style:parent-style-name="Text_20_body">
      <style:paragraph-properties fo:margin-left="0.5in" fo:margin-right="0in" fo:margin-top="0in" fo:margin-bottom="0.111in" style:contextual-spacing="false" fo:line-height="179%" fo:text-align="center" style:justify-single-word="false" fo:text-indent="0in" style:auto-text-indent="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rsid="000d5082" officeooo:paragraph-rsid="000d5082" style:text-blinking="false" fo:background-color="transparent"/>
    </style:style>
    <style:style style:name="P12" style:family="paragraph" style:parent-style-name="Table_20_Contents">
      <style:paragraph-properties fo:margin-left="0.0693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rsid="0015e957" officeooo:paragraph-rsid="0015e957" style:text-blinking="false" fo:background-color="transparent"/>
    </style:style>
    <style:style style:name="P13"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4" style:family="paragraph" style:parent-style-name="Text_20_body">
      <style:paragraph-properties fo:margin-left="0.25in" fo:margin-right="0in" fo:margin-top="0in" fo:margin-bottom="0.111in" style:contextual-spacing="false" fo:line-height="129%"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5" style:family="paragraph" style:parent-style-name="Text_20_body">
      <style:paragraph-properties fo:margin-top="0in" fo:margin-bottom="0.111in" style:contextual-spacing="false" fo:line-height="129%"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6" style:family="paragraph" style:parent-style-name="Text_20_body">
      <style:paragraph-properties fo:margin-left="0.5in" fo:margin-right="0in" fo:margin-top="0in" fo:margin-bottom="0.111in" style:contextual-spacing="false" fo:line-height="129%" fo:text-align="start"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1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1d3a8c" officeooo:paragraph-rsid="001d3a8c" style:text-blinking="false" fo:background-color="transparent" style:font-size-asian="13pt" style:font-size-complex="13pt"/>
    </style:style>
    <style:style style:name="P1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1d3a8c" officeooo:paragraph-rsid="001f3a18" style:text-blinking="false" fo:background-color="transparent" style:font-size-asian="13pt" style:font-size-complex="13pt"/>
    </style:style>
    <style:style style:name="P19" style:family="paragraph" style:parent-style-name="Text_20_body">
      <style:paragraph-properties fo:margin-top="0in" fo:margin-bottom="0.111in" style:contextual-spacing="false" fo:line-height="129%" fo:text-align="justify" style:justify-single-word="false" style:writing-mode="lr-tb"/>
      <style:text-properties fo:font-variant="normal" fo:text-transform="none" fo:color="#1155cc" loext:opacity="100%" style:text-line-through-style="none" style:text-line-through-type="none" style:font-name="Arial1" fo:font-size="14pt" fo:font-style="normal" style:text-underline-style="solid" style:text-underline-width="auto" style:text-underline-color="font-color" fo:font-weight="normal" style:text-blinking="false" fo:background-color="transparent"/>
    </style:style>
    <style:style style:name="P20" style:family="paragraph" style:parent-style-name="Text_20_body">
      <style:paragraph-properties fo:text-align="start" style:justify-single-word="false"/>
      <style:text-properties fo:font-weight="normal"/>
    </style:style>
    <style:style style:name="P21" style:family="paragraph" style:parent-style-name="Text_20_body">
      <style:paragraph-properties fo:text-align="start" style:justify-single-word="false"/>
      <style:text-properties style:font-name="Times New Roman" fo:font-size="13pt" style:font-size-asian="13pt" style:font-size-complex="13pt"/>
    </style:style>
    <style:style style:name="P22" style:family="paragraph" style:parent-style-name="Text_20_body">
      <style:paragraph-properties fo:margin-top="0in" fo:margin-bottom="0in" style:contextual-spacing="false" fo:line-height="138%" fo:text-align="start" style:justify-single-word="false" style:writing-mode="lr-tb"/>
      <style:text-properties style:font-name="Times New Roman" fo:font-size="13pt" officeooo:rsid="00238c0e" officeooo:paragraph-rsid="00238c0e" style:font-size-asian="13pt" style:font-size-complex="13pt"/>
    </style:style>
    <style:style style:name="P23" style:family="paragraph" style:parent-style-name="Text_20_body">
      <style:paragraph-properties fo:margin-left="0.5in" fo:margin-right="0in" fo:margin-top="0in" fo:margin-bottom="0.111in" style:contextual-spacing="false" fo:line-height="129%" fo:text-align="start" style:justify-single-word="false" fo:text-indent="0in" style:auto-text-indent="false" style:writing-mode="lr-tb"/>
      <style:text-properties officeooo:paragraph-rsid="002079eb"/>
    </style:style>
    <style:style style:name="P24" style:family="paragraph" style:parent-style-name="Text_20_body">
      <style:paragraph-properties fo:margin-left="0.5in" fo:margin-right="0in" fo:margin-top="0in" fo:margin-bottom="0.111in" style:contextual-spacing="false" fo:line-height="129%" fo:text-align="start" style:justify-single-word="false" fo:text-indent="0in" style:auto-text-indent="false" style:writing-mode="lr-tb"/>
      <style:text-properties officeooo:rsid="002079eb" officeooo:paragraph-rsid="002079eb"/>
    </style:style>
    <style:style style:name="P25" style:family="paragraph" style:parent-style-name="Text_20_body">
      <style:paragraph-properties fo:margin-top="0in" fo:margin-bottom="0in" style:contextual-spacing="false" fo:line-height="138%" fo:text-align="start" style:justify-single-word="false" style:writing-mode="lr-tb"/>
      <style:text-properties officeooo:rsid="00223185" officeooo:paragraph-rsid="00223185"/>
    </style:style>
    <style:style style:name="P26" style:family="paragraph" style:parent-style-name="Text_20_body" style:list-style-name="L1">
      <loext:graphic-properties draw:fill="none" draw:fill-color="#ffffff"/>
      <style:paragraph-properties fo:margin-top="0in" fo:margin-bottom="0.111in" style:contextual-spacing="false" fo:line-height="179%" fo:text-align="center"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27" style:family="paragraph" style:parent-style-name="Text_20_body" style:list-style-name="L2">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28" style:family="paragraph" style:parent-style-name="Text_20_body" style:list-style-name="L2">
      <loext:graphic-properties draw:fill="none" draw:fill-color="#ffffff"/>
      <style:paragraph-properties fo:margin-left="0in" fo:margin-right="0in" fo:margin-top="0in" fo:margin-bottom="0in" style:contextual-spacing="false" fo:line-height="129%"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left="0in" fo:margin-right="0in" fo:margin-top="0in" fo:margin-bottom="0.111in" style:contextual-spacing="false" fo:line-height="129%"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30" style:family="paragraph" style:parent-style-name="Text_20_body" style:list-style-name="L12">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31" style:family="paragraph" style:parent-style-name="Text_20_body" style:list-style-name="L14">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style:style>
    <style:style style:name="P32" style:family="paragraph" style:parent-style-name="Text_20_body" style:list-style-name="L12">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paragraph-rsid="0010a9cc" style:text-blinking="false" fo:background-color="transparent"/>
    </style:style>
    <style:style style:name="P3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rsid="00238c0e" officeooo:paragraph-rsid="00238c0e" style:text-blinking="false" fo:background-color="transparent"/>
    </style:style>
    <style:style style:name="P3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normal" officeooo:rsid="0023bf3b" officeooo:paragraph-rsid="0023bf3b" style:text-blinking="false" fo:background-color="transparent"/>
    </style:style>
    <style:style style:name="P35" style:family="paragraph" style:parent-style-name="Text_20_body" style:list-style-name="L3">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36" style:family="paragraph" style:parent-style-name="Text_20_body" style:list-style-name="L4">
      <loext:graphic-properties draw:fill="none" draw:fill-color="#ffffff"/>
      <style:paragraph-properties fo:margin-left="0in" fo:margin-right="0in" fo:margin-top="0in" fo:margin-bottom="0.111in" style:contextual-spacing="false" fo:line-height="129%"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37" style:family="paragraph" style:parent-style-name="Text_20_body" style:list-style-name="L8">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bold" officeooo:paragraph-rsid="00128c91" style:text-blinking="false" fo:background-color="transparent"/>
    </style:style>
    <style:style style:name="P38" style:family="paragraph" style:parent-style-name="Text_20_body" style:list-style-name="L18">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39" style:family="paragraph" style:parent-style-name="Text_20_body" style:list-style-name="L2">
      <loext:graphic-properties draw:fill="none" draw:fill-color="#ffffff"/>
      <style:paragraph-properties fo:margin-top="0in" fo:margin-bottom="0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0" style:family="paragraph" style:parent-style-name="Text_20_body" style:list-style-name="L5">
      <loext:graphic-properties draw:fill="none" draw:fill-color="#ffffff"/>
      <style:paragraph-properties fo:margin-left="0in" fo:margin-right="0in" fo:margin-top="0in" fo:margin-bottom="0.111in" style:contextual-spacing="false" fo:line-height="129%"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1" style:family="paragraph" style:parent-style-name="Text_20_body" style:list-style-name="L8">
      <loext:graphic-properties draw:fill="none" draw:fill-color="#ffffff"/>
      <style:paragraph-properties fo:margin-top="0in" fo:margin-bottom="0.111in" style:contextual-spacing="false" fo:line-height="129%" fo:text-align="justify" style:justify-single-word="false" fo:background-color="transparent" fo:padding="0in" fo:border="none" style:writing-mode="lr-tb"/>
      <style:text-properties fo:font-variant="normal" fo:text-transform="none" fo:color="#000000" loext:opacity="100%" style:text-line-through-style="none" style:text-line-through-type="none" style:text-underline-style="none" officeooo:paragraph-rsid="00128c91" style:text-blinking="false" fo:background-color="transparent"/>
    </style:style>
    <style:style style:name="P42" style:family="paragraph" style:parent-style-name="Text_20_body" style:list-style-name="L20">
      <loext:graphic-properties draw:fill="none" draw:fill-color="#ffffff"/>
      <style:paragraph-properties fo:margin-left="0in" fo:margin-right="0in" fo:margin-top="0in" fo:margin-bottom="0.111in" style:contextual-spacing="false" fo:line-height="129%"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3" style:family="paragraph" style:parent-style-name="Text_20_body" style:list-style-name="L20">
      <loext:graphic-properties draw:fill="none" draw:fill-color="#ffffff"/>
      <style:paragraph-properties fo:margin-left="0in" fo:margin-right="0in" fo:margin-top="0in" fo:margin-bottom="0.111in" style:contextual-spacing="false" fo:line-height="129%"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style:style>
    <style:style style:name="P44" style:family="paragraph" style:parent-style-name="Text_20_body" style:list-style-name="L6">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263f36" style:text-blinking="false" style:font-size-asian="13pt" style:font-size-complex="13pt"/>
    </style:style>
    <style:style style:name="P45" style:family="paragraph" style:parent-style-name="Text_20_body" style:list-style-name="L6">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263f36" style:text-blinking="false" style:font-size-asian="13pt" style:font-size-complex="13pt"/>
    </style:style>
    <style:style style:name="P46" style:family="paragraph" style:parent-style-name="Text_20_body" style:list-style-name="L7">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47" style:family="paragraph" style:parent-style-name="Text_20_body" style:list-style-name="L7">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16fc4f" style:text-blinking="false" fo:background-color="transparent" style:font-size-asian="13pt" style:font-size-complex="13pt"/>
    </style:style>
    <style:style style:name="P48" style:family="paragraph" style:parent-style-name="Text_20_body" style:list-style-name="L10">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49" style:family="paragraph" style:parent-style-name="Text_20_body" style:list-style-name="L10">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0" style:family="paragraph" style:parent-style-name="Text_20_body" style:list-style-name="L12">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1" style:family="paragraph" style:parent-style-name="Text_20_body" style:list-style-name="L12">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10a9cc" style:text-blinking="false" fo:background-color="transparent" style:font-size-asian="13pt" style:font-size-complex="13pt"/>
    </style:style>
    <style:style style:name="P52" style:family="paragraph" style:parent-style-name="Text_20_body" style:list-style-name="L15">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3" style:family="paragraph" style:parent-style-name="Text_20_body" style:list-style-name="L15">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4" style:family="paragraph" style:parent-style-name="Text_20_body" style:list-style-name="L16">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5" style:family="paragraph" style:parent-style-name="Text_20_body" style:list-style-name="L16">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6" style:family="paragraph" style:parent-style-name="Text_20_body" style:list-style-name="L17">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font-size-asian="13pt" style:font-size-complex="13pt"/>
    </style:style>
    <style:style style:name="P57" style:family="paragraph" style:parent-style-name="Text_20_body" style:list-style-name="L7">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16fc4f" officeooo:paragraph-rsid="0016fc4f" style:text-blinking="false" fo:background-color="transparent" style:font-size-asian="13pt" style:font-size-complex="13pt"/>
    </style:style>
    <style:style style:name="P58"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38c0e" officeooo:paragraph-rsid="00238c0e" style:text-blinking="false" fo:background-color="transparent" style:font-size-asian="13pt" style:font-size-complex="13pt"/>
    </style:style>
    <style:style style:name="P59"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3bf3b" officeooo:paragraph-rsid="00238c0e" style:text-blinking="false" fo:background-color="transparent" style:font-size-asian="13pt" style:font-size-complex="13pt"/>
    </style:style>
    <style:style style:name="P60"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3bf3b" officeooo:paragraph-rsid="0023bf3b" style:text-blinking="false" fo:background-color="transparent" style:font-size-asian="13pt" style:font-size-complex="13pt"/>
    </style:style>
    <style:style style:name="P61" style:family="paragraph" style:parent-style-name="Text_20_body" style:list-style-name="L6">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0d4c5" officeooo:paragraph-rsid="00263f36" style:text-blinking="false" fo:background-color="transparent" style:font-size-asian="13pt" style:font-size-complex="13pt"/>
    </style:style>
    <style:style style:name="P62" style:family="paragraph" style:parent-style-name="Text_20_body" style:list-style-name="L6">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0d4c5" officeooo:paragraph-rsid="00263f36" style:text-blinking="false" fo:background-color="transparent" style:font-size-asian="13pt" style:font-size-complex="13pt"/>
    </style:style>
    <style:style style:name="P6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7ec14" officeooo:paragraph-rsid="0027ec14" style:text-blinking="false" fo:background-color="transparent" style:font-size-asian="13pt" style:font-size-complex="13pt"/>
    </style:style>
    <style:style style:name="P6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7ec14" officeooo:paragraph-rsid="002a125d" style:text-blinking="false" fo:background-color="transparent" style:font-size-asian="13pt" style:font-size-complex="13pt"/>
    </style:style>
    <style:style style:name="P6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84477" officeooo:paragraph-rsid="00284477" style:text-blinking="false" fo:background-color="transparent" style:font-size-asian="13pt" style:font-size-complex="13pt"/>
    </style:style>
    <style:style style:name="P66" style:family="paragraph" style:parent-style-name="Text_20_body" style:list-style-name="L17">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style:font-size-asian="13pt" style:font-size-complex="13pt"/>
    </style:style>
    <style:style style:name="P67" style:family="paragraph" style:parent-style-name="Text_20_body" style:list-style-name="L6">
      <loext:graphic-properties draw:fill="none" draw:fill-color="#ffffff"/>
      <style:paragraph-properties fo:margin-top="0in" fo:margin-bottom="0.111in" style:contextual-spacing="false" fo:line-height="129%" fo:text-align="start" style:justify-single-word="false" fo:orphans="2" fo:widows="2" fo:background-color="transparent" fo:padding="0in" fo:border="none" style:writing-mode="lr-tb"/>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rsid="0020d4c5" officeooo:paragraph-rsid="00263f36" style:text-blinking="false" fo:background-color="transparent" style:font-size-asian="13pt" style:font-size-complex="13pt"/>
    </style:style>
    <style:style style:name="P68" style:family="paragraph" style:parent-style-name="Text_20_body" style:list-style-name="L11">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style:text-underline-style="none" style:text-blinking="false" style:font-size-asian="12pt" style:font-size-complex="12pt"/>
    </style:style>
    <style:style style:name="P69" style:family="paragraph" style:parent-style-name="Text_20_body" style:list-style-name="L11">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70" style:family="paragraph" style:parent-style-name="Text_20_body" style:list-style-name="L13">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71"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23bf3b" officeooo:paragraph-rsid="0023bf3b" style:text-blinking="false" fo:background-color="transparent" style:font-size-asian="14pt" style:font-size-complex="14pt"/>
    </style:style>
    <style:style style:name="P7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238c0e" officeooo:paragraph-rsid="00238c0e" style:text-blinking="false" fo:background-color="transparent"/>
    </style:style>
    <style:style style:name="P7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84477" officeooo:paragraph-rsid="002a125d" style:text-blinking="false" fo:background-color="transparent" style:font-size-asian="13pt" style:font-size-complex="13pt"/>
    </style:style>
    <style:style style:name="P7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84477" officeooo:paragraph-rsid="002acc01" style:text-blinking="false" fo:background-color="transparent" style:font-size-asian="13pt" style:font-size-complex="13pt"/>
    </style:style>
    <style:style style:name="P7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7ec14" officeooo:paragraph-rsid="002a125d" style:text-blinking="false" fo:background-color="transparent" style:font-size-asian="13pt" style:font-size-complex="13pt"/>
    </style:style>
    <style:style style:name="P7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27ec14" officeooo:paragraph-rsid="002acc01" style:text-blinking="false" fo:background-color="transparent" style:font-size-asian="13pt" style:font-size-complex="13pt"/>
    </style:style>
    <style:style style:name="P77" style:family="paragraph" style:parent-style-name="Text_20_body" style:list-style-name="L17">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333333" loext:opacity="100%" style:text-line-through-style="none" style:text-line-through-type="none" style:font-name="Times New Roman" fo:font-size="13pt" fo:font-style="normal" style:text-underline-style="none" fo:font-weight="normal" style:text-blinking="false" fo:background-color="#ffffff" style:font-size-asian="13pt" style:font-size-complex="13pt"/>
    </style:style>
    <style:style style:name="P78" style:family="paragraph" style:parent-style-name="Text_20_body" style:list-style-name="L17">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333333" loext:opacity="100%" style:text-line-through-style="none" style:text-line-through-type="none" style:font-name="Times New Roman" fo:font-size="13pt" fo:font-style="normal" style:text-underline-style="none" fo:font-weight="normal" style:text-blinking="false" fo:background-color="#ffffff" style:font-size-asian="13pt" style:font-size-complex="13pt"/>
    </style:style>
    <style:style style:name="P79" style:family="paragraph" style:parent-style-name="Text_20_body" style:list-style-name="L6">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officeooo:paragraph-rsid="00263f36" style:font-size-asian="14pt" style:font-size-complex="14pt"/>
    </style:style>
    <style:style style:name="P80" style:family="paragraph" style:parent-style-name="Text_20_body" style:list-style-name="L9">
      <style:text-properties style:text-line-through-style="none" style:text-line-through-type="none"/>
    </style:style>
    <style:style style:name="P81" style:family="paragraph" style:parent-style-name="Text_20_body" style:list-style-name="L19">
      <loext:graphic-properties draw:fill="none" draw:fill-color="#ffffff"/>
      <style:paragraph-properties fo:margin-left="0in" fo:margin-right="0in" fo:margin-top="0in" fo:margin-bottom="0.111in" style:contextual-spacing="false" fo:line-height="129%" fo:text-align="justify" style:justify-single-word="false" fo:text-indent="0in" style:auto-text-indent="false" fo:background-color="transparent" fo:padding="0in" fo:border="none" style:writing-mode="lr-tb"/>
      <style:text-properties officeooo:paragraph-rsid="00128c91"/>
    </style:style>
    <style:style style:name="P82" style:family="paragraph" style:parent-style-name="Text_20_body" style:list-style-name="L19">
      <loext:graphic-properties draw:fill="none" draw:fill-color="#ffffff"/>
      <style:paragraph-properties fo:margin-left="0in" fo:margin-right="0in" fo:margin-top="0in" fo:margin-bottom="0.111in" style:contextual-spacing="false" fo:line-height="129%" fo:text-align="start" style:justify-single-word="false" fo:text-indent="0in" style:auto-text-indent="false" fo:background-color="transparent" fo:padding="0in" fo:border="none" style:writing-mode="lr-tb"/>
      <style:text-properties officeooo:paragraph-rsid="00128c91"/>
    </style:style>
    <style:style style:name="P83" style:family="paragraph" style:parent-style-name="Text_20_body" style:list-style-name="L20">
      <loext:graphic-properties draw:fill="none" draw:fill-color="#ffffff"/>
      <style:paragraph-properties fo:margin-left="0in" fo:margin-right="0in" fo:margin-top="0in" fo:margin-bottom="0.111in" style:contextual-spacing="false" fo:line-height="129%" fo:text-align="start" style:justify-single-word="false" fo:text-indent="0in" style:auto-text-indent="false" fo:background-color="transparent" fo:padding="0in" fo:border="none" style:writing-mode="lr-tb"/>
      <style:text-properties officeooo:paragraph-rsid="00128c91"/>
    </style:style>
    <style:style style:name="P84" style:family="paragraph" style:parent-style-name="Text_20_body">
      <style:text-properties style:font-name="Times New Roman" fo:font-size="13pt" style:font-size-asian="13pt" style:font-size-complex="13pt"/>
    </style:style>
    <style:style style:name="P85" style:family="paragraph" style:parent-style-name="Text_20_body">
      <style:paragraph-properties fo:margin-top="0in" fo:margin-bottom="0in" style:contextual-spacing="false" fo:line-height="138%" fo:text-align="start" style:justify-single-word="false" style:writing-mode="lr-tb"/>
      <style:text-properties style:font-name="Times New Roman" fo:font-size="13pt" officeooo:rsid="0027ec14" officeooo:paragraph-rsid="00284477" style:font-size-asian="13pt" style:font-size-complex="13pt"/>
    </style:style>
    <style:style style:name="P86" style:family="paragraph" style:parent-style-name="Text_20_body">
      <style:paragraph-properties fo:margin-top="0in" fo:margin-bottom="0in" style:contextual-spacing="false" fo:line-height="138%" fo:text-align="start" style:justify-single-word="false" style:writing-mode="lr-tb"/>
      <style:text-properties style:font-name="Times New Roman" fo:font-size="13pt" officeooo:rsid="0027ec14" officeooo:paragraph-rsid="0027ec14"/>
    </style:style>
    <style:style style:name="P87" style:family="paragraph" style:parent-style-name="Text_20_body">
      <style:paragraph-properties fo:margin-left="0.5in" fo:margin-right="0in" fo:margin-top="0in" fo:margin-bottom="0.111in" style:contextual-spacing="false" fo:line-height="129%" fo:text-align="start" style:justify-single-word="false" fo:text-indent="0in" style:auto-text-indent="false" style:writing-mode="lr-tb"/>
      <style:text-properties fo:font-size="13pt" officeooo:rsid="002079eb" officeooo:paragraph-rsid="002079eb" style:font-size-asian="13pt" style:font-size-complex="13pt"/>
    </style:style>
    <style:style style:name="P88" style:family="paragraph" style:parent-style-name="Text_20_body">
      <style:paragraph-properties fo:margin-top="0in" fo:margin-bottom="0in" style:contextual-spacing="false" fo:line-height="138%" fo:text-align="start" style:justify-single-word="false" style:writing-mode="lr-tb"/>
      <style:text-properties fo:font-size="13pt" officeooo:rsid="00263f36" officeooo:paragraph-rsid="00263f36" style:font-size-asian="13pt" style:font-size-complex="13pt"/>
    </style:style>
    <style:style style:name="T1" style:family="text">
      <style:text-properties fo:font-weight="normal" fo:background-color="transparent" loext:char-shading-value="0"/>
    </style:style>
    <style:style style:name="T2" style:family="text">
      <style:text-properties fo:font-weight="normal" officeooo:rsid="000eb591" fo:background-color="transparent" loext:char-shading-value="0"/>
    </style:style>
    <style:style style:name="T3" style:family="text">
      <style:text-properties fo:font-weight="normal" officeooo:rsid="000e9ac0" fo:background-color="transparent" loext:char-shading-value="0"/>
    </style:style>
    <style:style style:name="T4" style:family="text">
      <style:text-properties style:font-name="Arial1"/>
    </style:style>
    <style:style style:name="T5" style:family="text">
      <style:text-properties style:font-name="Arial1" fo:font-size="14pt"/>
    </style:style>
    <style:style style:name="T6" style:family="text">
      <style:text-properties style:font-name="Arial1" fo:font-size="14pt" fo:font-style="normal" fo:font-weight="normal"/>
    </style:style>
    <style:style style:name="T7" style:family="text">
      <style:text-properties style:font-name="Arial1" fo:font-size="14pt" fo:font-style="normal" fo:font-weight="normal" fo:background-color="transparent" loext:char-shading-value="0"/>
    </style:style>
    <style:style style:name="T8" style:family="text">
      <style:text-properties style:font-name="Arial1" fo:font-size="14pt" fo:font-style="normal" fo:font-weight="normal" officeooo:rsid="00128c91" fo:background-color="transparent" loext:char-shading-value="0" style:font-weight-asian="normal" style:font-weight-complex="normal"/>
    </style:style>
    <style:style style:name="T9" style:family="text">
      <style:text-properties style:font-name="Arial1" fo:font-size="14pt" fo:font-style="normal" fo:font-weight="normal" officeooo:rsid="00128c91" style:font-weight-asian="normal" style:font-weight-complex="normal"/>
    </style:style>
    <style:style style:name="T10" style:family="text">
      <style:text-properties style:font-name="Arial1" fo:font-size="14pt" fo:font-style="normal" fo:font-weight="bold"/>
    </style:style>
    <style:style style:name="T11" style:family="text">
      <style:text-properties style:font-name="Arial1" fo:font-size="14pt" fo:font-style="normal" fo:font-weight="bold" fo:background-color="transparent" loext:char-shading-value="0"/>
    </style:style>
    <style:style style:name="T12" style:family="text">
      <style:text-properties style:font-name="Arial1" fo:font-size="14pt" fo:font-style="normal" fo:font-weight="bold" officeooo:rsid="00128c91" fo:background-color="transparent" loext:char-shading-value="0"/>
    </style:style>
    <style:style style:name="T13" style:family="text">
      <style:text-properties style:font-name="Arial1" fo:font-size="14pt" fo:font-style="normal" fo:font-weight="bold" officeooo:rsid="00128c91"/>
    </style:style>
    <style:style style:name="T14" style:family="text">
      <style:text-properties style:font-name="Arial1" fo:font-size="14pt" fo:font-style="normal" fo:font-weight="bold" officeooo:rsid="00150be8"/>
    </style:style>
    <style:style style:name="T15" style:family="text">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1" fo:font-size="14pt" fo:font-style="normal" style:text-underline-style="none" fo:font-weight="bold" officeooo:rsid="00128c91"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1" fo:font-size="14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ize="14pt" fo:font-style="normal" style:text-underline-style="none" fo:font-weight="normal" officeooo:rsid="00128c91"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style:font-name="Arial1" fo:font-size="14pt" fo:font-style="normal" style:text-underline-style="none" fo:font-weight="normal" officeooo:rsid="00128c91"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1" fo:font-size="14pt" fo:font-style="normal" style:text-underline-style="none" fo:font-weight="normal" officeooo:rsid="001328b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fo:font-weight="normal" officeooo:rsid="0023bf3b"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ize-asian="13pt" style:font-size-complex="13pt"/>
    </style:style>
    <style:style style:name="T25"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font-size-asian="13pt" style:font-size-complex="13pt"/>
    </style:style>
    <style:style style:name="T26"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2079eb" style:text-blinking="false" fo:background-color="transparent" loext:char-shading-value="0" style:font-size-asian="13pt" style:font-size-complex="13pt"/>
    </style:style>
    <style:style style:name="T2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1f3a18" style:text-blinking="false" fo:background-color="transparent" loext:char-shading-value="0" style:font-size-asian="13pt" style:font-size-complex="13pt"/>
    </style:style>
    <style:style style:name="T28"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079eb"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Times New Roman" fo:font-style="normal" style:text-underline-style="none" fo:font-weight="normal" officeooo:rsid="001f3a18"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Times New Roman" fo:font-style="normal" style:text-underline-style="none" fo:font-weight="normal" officeooo:rsid="0027ec14"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34" style:family="text">
      <style:text-properties fo:background-color="transparent" loext:char-shading-value="0"/>
    </style:style>
    <style:style style:name="T35" style:family="text">
      <style:text-properties fo:background-color="#ffffff" loext:char-shading-value="0"/>
    </style:style>
    <style:style style:name="T36" style:family="text">
      <style:text-properties officeooo:rsid="000b7385"/>
    </style:style>
    <style:style style:name="T37" style:family="text">
      <style:text-properties fo:color="#202122" loext:opacity="100%" style:font-name="Times New Roman" fo:font-size="13pt" fo:letter-spacing="normal" fo:background-color="#ffffff" loext:char-shading-value="0" style:font-size-asian="13pt" style:font-style-asian="normal" style:font-size-complex="13pt" style:font-style-complex="normal"/>
    </style:style>
    <style:style style:name="T38" style:family="text">
      <style:text-properties fo:color="#202122" loext:opacity="100%" style:font-name="Times New Roman" fo:font-size="13pt" fo:letter-spacing="normal" officeooo:rsid="00263f36" fo:background-color="#ffffff" loext:char-shading-value="0" style:font-size-asian="13pt" style:font-style-asian="normal" style:font-size-complex="13pt" style:font-style-complex="normal"/>
    </style:style>
    <style:style style:name="T39" style:family="text">
      <style:text-properties fo:font-style="normal" fo:font-weight="normal" fo:background-color="transparent" loext:char-shading-value="0"/>
    </style:style>
    <style:style style:name="T40" style:family="text">
      <style:text-properties fo:font-style="normal" fo:font-weight="bold" fo:background-color="transparent" loext:char-shading-value="0"/>
    </style:style>
    <style:style style:name="T41" style:family="text">
      <style:text-properties style:font-name="Times New Roman" fo:font-size="13pt" fo:letter-spacing="normal" fo:background-color="#ffffff" loext:char-shading-value="0" style:font-size-asian="13pt" style:font-style-asian="normal" style:font-size-complex="13pt" style:font-style-complex="normal"/>
    </style:style>
    <style:style style:name="T42" style:family="text">
      <style:text-properties style:font-name="Times New Roman" fo:font-size="13pt" fo:letter-spacing="normal" officeooo:rsid="000d5082" fo:background-color="#ffffff" loext:char-shading-value="0" style:font-size-asian="13pt" style:font-style-asian="normal" style:font-size-complex="13pt" style:font-style-complex="normal"/>
    </style:style>
    <style:style style:name="T43" style:family="text">
      <style:text-properties style:font-name="Times New Roman" fo:font-size="13pt" fo:letter-spacing="normal" fo:font-style="italic" fo:background-color="#ffffff" loext:char-shading-value="0" style:font-size-asian="13pt" style:font-style-asian="normal" style:font-size-complex="13pt" style:font-style-complex="normal"/>
    </style:style>
    <style:style style:name="T44" style:family="text">
      <style:text-properties style:font-name="Times New Roman" fo:font-size="13pt" style:font-size-asian="13pt" style:font-size-complex="13pt"/>
    </style:style>
    <style:style style:name="T45" style:family="text">
      <style:text-properties officeooo:rsid="000d5082"/>
    </style:style>
    <style:style style:name="T46" style:family="text">
      <style:text-properties fo:font-weight="bold" fo:background-color="transparent" loext:char-shading-value="0"/>
    </style:style>
    <style:style style:name="T47" style:family="text">
      <style:text-properties officeooo:rsid="000eb591"/>
    </style:style>
    <style:style style:name="T48" style:family="text">
      <style:text-properties officeooo:rsid="0010a9cc"/>
    </style:style>
    <style:style style:name="T49" style:family="text">
      <style:text-properties style:font-name="Calibri"/>
    </style:style>
    <style:style style:name="T50" style:family="text">
      <style:text-properties officeooo:rsid="00129e36"/>
    </style:style>
    <style:style style:name="T51" style:family="text">
      <style:text-properties officeooo:rsid="0020d4c5"/>
    </style:style>
    <style:style style:name="T52" style:family="text">
      <style:text-properties officeooo:rsid="00223185"/>
    </style:style>
    <style:style style:name="T53" style:family="text">
      <style:text-properties fo:color="#1d1d1f" loext:opacity="100%" style:font-name="Times New Roman" fo:font-size="13pt" fo:letter-spacing="normal" style:font-size-asian="13pt" style:font-size-complex="13pt"/>
    </style:style>
    <style:style style:name="T54" style:family="text">
      <style:text-properties fo:color="#1d1d1f" loext:opacity="100%" style:font-name="Times New Roman" fo:font-size="13pt" fo:letter-spacing="normal" officeooo:rsid="00263f36" style:font-size-asian="13pt" style:font-size-complex="13pt"/>
    </style:style>
    <style:style style:name="T55" style:family="text">
      <style:text-properties style:font-name="Times New Roman"/>
    </style:style>
    <style:style style:name="T56" style:family="text">
      <style:text-properties style:font-name="Times New Roman" fo:font-size="13pt" style:font-size-asian="13pt" style:font-size-complex="13pt"/>
    </style:style>
    <style:style style:name="T57" style:family="text">
      <style:text-properties style:font-name="Times New Roman" fo:font-size="14pt"/>
    </style:style>
    <style:style style:name="T58" style:family="text">
      <style:text-properties officeooo:rsid="002a125d"/>
    </style:style>
    <style:style style:name="T59" style:family="text">
      <style:text-properties fo:font-size="14pt"/>
    </style:style>
    <style:style style:name="T60" style:family="text">
      <style:text-properties officeooo:rsid="002acc0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text:bullet-char="➔">
        <style:list-level-properties text:space-before="0.492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AROM</text:p>
      <text:list xml:id="list4229978311" text:style-name="L1">
        <text:list-header>
          <text:p text:style-name="P26">Test Plan </text:p>
        </text:list-header>
      </text:list>
      <text:p text:style-name="Text_20_body"/>
      <text:p text:style-name="P2">Revision History </text:p>
      <table:table table:name="Table1" table:style-name="Table1">
        <table:table-column table:style-name="Table1.A"/>
        <table:table-column table:style-name="Table1.B"/>
        <table:table-column table:style-name="Table1.C"/>
        <table:table-column table:style-name="Table1.D"/>
        <table:table-row table:style-name="TableLine1804324574896">
          <table:table-cell table:style-name="Table1.A1" office:value-type="string">
            <text:p text:style-name="P1">Date</text:p>
          </table:table-cell>
          <table:table-cell table:style-name="Table1.A1" office:value-type="string">
            <text:p text:style-name="P1">Description</text:p>
          </table:table-cell>
          <table:table-cell table:style-name="Table1.A1" office:value-type="string">
            <text:p text:style-name="P1">Author</text:p>
          </table:table-cell>
          <table:table-cell table:style-name="Table1.A1" office:value-type="string">
            <text:p text:style-name="P1">Comments</text:p>
          </table:table-cell>
        </table:table-row>
        <table:table-row table:style-name="TableLine1804324562512">
          <table:table-cell table:style-name="Table1.A1" office:value-type="string">
            <text:p text:style-name="P10">1.03.2024</text:p>
          </table:table-cell>
          <table:table-cell table:style-name="Table1.A1" office:value-type="string">
            <text:p text:style-name="P4">Test plan for <text:span text:style-name="T45">TAROM</text:span></text:p>
          </table:table-cell>
          <table:table-cell table:style-name="Table1.A1" office:value-type="string">
            <text:p text:style-name="P12">Diana Bour</text:p>
          </table:table-cell>
          <table:table-cell table:style-name="Table1.A1" office:value-type="string">
            <text:p text:style-name="P5">Version <text:span text:style-name="T45">2.2.2</text:span></text:p>
            <text:p text:style-name="P5">-Updated QA team</text:p>
            <text:p text:style-name="P6">-Discuss with QA <text:span text:style-name="T36">team</text:span> about role<text:span text:style-name="T36">s</text:span> and responsibilit<text:span text:style-name="T36">ies</text:span></text:p>
            <text:p text:style-name="P6">-Extended tests</text:p>
            <text:p text:style-name="P6">-Updated risks</text:p>
          </table:table-cell>
        </table:table-row>
        <table:table-row table:style-name="TableLine1804324577200">
          <table:table-cell table:style-name="Table1.A1" office:value-type="string">
            <text:p text:style-name="P3"/>
          </table:table-cell>
          <table:table-cell table:style-name="Table1.A1" office:value-type="string">
            <text:p text:style-name="P4"/>
          </table:table-cell>
          <table:table-cell table:style-name="Table1.A1" office:value-type="string">
            <text:p text:style-name="P3"/>
          </table:table-cell>
          <table:table-cell table:style-name="Table1.A1" office:value-type="string">
            <text:p text:style-name="P3"/>
          </table:table-cell>
        </table:table-row>
      </table:table>
      <text:p text:style-name="Text_20_body"/>
      <text:p text:style-name="P2">Table of Content:  </text:p>
      <text:list xml:id="list830646444" text:style-name="L2">
        <text:list-item>
          <text:p text:style-name="P27">Introduction </text:p>
          <text:list>
            <text:list-item>
              <text:p text:style-name="P28">Project objective</text:p>
            </text:list-item>
            <text:list-item>
              <text:p text:style-name="P28">Functionalities in scope</text:p>
            </text:list-item>
            <text:list-item>
              <text:p text:style-name="P28">Functionalities and tests out of scope</text:p>
            </text:list-item>
          </text:list>
        </text:list-item>
        <text:list-item>
          <text:p text:style-name="P39">     <text:span text:style-name="T6">Test process</text:span></text:p>
          <text:list>
            <text:list-item>
              <text:p text:style-name="P28">Test planning</text:p>
            </text:list-item>
            <text:list-item>
              <text:p text:style-name="P28">Test analysis</text:p>
            </text:list-item>
            <text:list-item>
              <text:p text:style-name="P28">Test design</text:p>
            </text:list-item>
            <text:list-item>
              <text:p text:style-name="P28">Test implementation</text:p>
            </text:list-item>
            <text:list-item>
              <text:p text:style-name="P28">Test execution</text:p>
            </text:list-item>
            <text:list-item>
              <text:p text:style-name="P28">Test closure</text:p>
            </text:list-item>
            <text:list-item>
              <text:p text:style-name="P28">Test monitoring and control</text:p>
            </text:list-item>
          </text:list>
        </text:list-item>
        <text:list-item>
          <text:p text:style-name="P39"><text:span text:style-name="T6">Test deliverables</text:span></text:p>
          <text:list>
            <text:list-item>
              <text:p text:style-name="P28"><text:soft-page-break/>Test plan</text:p>
            </text:list-item>
            <text:list-item>
              <text:p text:style-name="P28">Test conditions</text:p>
            </text:list-item>
            <text:list-item>
              <text:p text:style-name="P28">Test cases</text:p>
            </text:list-item>
            <text:list-item>
              <text:p text:style-name="P28">Daily test summary reports</text:p>
            </text:list-item>
            <text:list-item>
              <text:p text:style-name="P28">Traceability matrix</text:p>
            </text:list-item>
            <text:list-item>
              <text:p text:style-name="P28">Test case results</text:p>
            </text:list-item>
            <text:list-item>
              <text:p text:style-name="P28">Bugs report</text:p>
            </text:list-item>
            <text:list-item>
              <text:p text:style-name="P29">Test completion report</text:p>
            </text:list-item>
          </text:list>
        </text:list-item>
      </text:list>
      <text:p text:style-name="Text_20_body"/>
      <text:list xml:id="list155912335" text:style-name="L3">
        <text:list-item>
          <text:p text:style-name="P35">Introduction </text:p>
        </text:list-item>
      </text:list>
      <text:p text:style-name="P9"><text:span text:style-name="T41">TAROM (Romanian pronunciation; legally </text:span><text:span text:style-name="T43">Compania Națională de Transporturi Aeriene Române TAROM S.A.</text:span><text:span text:style-name="T41">) is the </text:span><text:span text:style-name="T42">flag carier</text:span><text:span text:style-name="T41"> and oldest currently operating </text:span><text:span text:style-name="T42">airline</text:span><text:span text:style-name="T41"> of </text:span><text:span text:style-name="T42">Romania</text:span><text:span text:style-name="T41">, based in </text:span><text:span text:style-name="T42">Otopeni</text:span><text:span text:style-name="T41"> near Bucharest. Its headquarters and its main hub are at </text:span><text:span text:style-name="T42">Henri Coanda International Airport</text:span><text:span text:style-name="T41">. It is currently the first and largest airline operating in Romania based on international destinations, in</text:span><text:span text:style-name="T37">ternational flights and the second-largest measured by fleet size </text:span><text:span text:style-name="T38">TAROM app</text:span><text:span text:style-name="T53"> can book flights, check-in, manage bookings, and take full control of your journey directly </text:span><text:span text:style-name="T54">from every device.</text:span><text:span text:style-name="T53"> </text:span><text:span text:style-name="T54">It</text:span><text:span text:style-name="T53"> can </text:span><text:span text:style-name="T54">be</text:span><text:span text:style-name="T53"> f</text:span><text:span text:style-name="T54">ou</text:span><text:span text:style-name="T53">nd everything </text:span><text:span text:style-name="T54">that users</text:span><text:span text:style-name="T53"> need from booking to boarding just a finger tap away.</text:span><text:span text:style-name="T44"> </text:span></text:p>
      <text:p text:style-name="P84"/>
      <text:list xml:id="list1735519829" text:style-name="L4">
        <text:list-item>
          <text:p text:style-name="P36">Project Objective </text:p>
        </text:list-item>
      </text:list>
      <text:p text:style-name="P13">The purpose of this application is to increase the trust in its functionalities,we need to raise the trust in the quality of this project as high as possible before releasing it to customers.</text:p>
      <text:p text:style-name="P19">https://www.tarom.ro/</text:p>
      <text:list xml:id="list358384067" text:style-name="L5">
        <text:list-header>
          <text:p text:style-name="P40"><text:span text:style-name="T14">2. </text:span><text:span text:style-name="T10">Functionalities in scope </text:span></text:p>
        </text:list-header>
      </text:list>
      <text:p text:style-name="P7">We are focusing our tests on the following areas:</text:p>
      <text:list xml:id="list3694966017" text:style-name="L6">
        <text:list-item>
          <text:p text:style-name="P79">We are focusing our tests on the following areas:</text:p>
          <text:p text:style-name="P44"><text:span text:style-name="T3">1. </text:span><text:span text:style-name="T2">P</text:span><text:span text:style-name="T1">lan your trip:</text:span></text:p>
        </text:list-item>
        <text:list-item>
          <text:p text:style-name="P61">Search Bar</text:p>
        </text:list-item>
        <text:list-item>
          <text:p text:style-name="P61">Book Trip</text:p>
        </text:list-item>
        <text:list-item>
          <text:p text:style-name="P61"><text:soft-page-break/>Find great fares </text:p>
          <text:p text:style-name="P61">Additional service:</text:p>
        </text:list-item>
        <text:list-item>
          <text:p text:style-name="P61">Onboard meal </text:p>
        </text:list-item>
        <text:list-item>
          <text:p text:style-name="P61">Advanced seat reservation:</text:p>
        </text:list-item>
        <text:list-item>
          <text:p text:style-name="P61">Book extra baggage</text:p>
        </text:list-item>
        <text:list-item>
          <text:p text:style-name="P61">Highlights</text:p>
        </text:list-item>
        <text:list-item>
          <text:p text:style-name="P45"><text:span text:style-name="T2">M</text:span><text:span text:style-name="T1">y booking: </text:span></text:p>
          <text:p text:style-name="P62">Seat reservation:</text:p>
        </text:list-item>
        <text:list-item>
          <text:p text:style-name="P62">My booking</text:p>
        </text:list-item>
        <text:list-item>
          <text:p text:style-name="P62">Call center TAROM</text:p>
        </text:list-item>
        <text:list-item>
          <text:p text:style-name="P62">TAROM agency</text:p>
        </text:list-item>
        <text:list-item>
          <text:p text:style-name="P62">Here </text:p>
          <text:p text:style-name="P62">Onboard menu option:</text:p>
        </text:list-item>
        <text:list-item>
          <text:p text:style-name="P62">Bussiness Menu </text:p>
        </text:list-item>
        <text:list-item>
          <text:p text:style-name="P62">Economy/Pre-order Menu</text:p>
          <text:p text:style-name="P67"><text:span text:style-name="T1">During testing, we will implement functional testing: smoke test, positive and negative, also non-functional test: performance testing,reliability.</text:span></text:p>
        </text:list-item>
      </text:list>
      <text:p text:style-name="P15">During testing, we will implement functional testing: smoke test,positive and negative,also non-functional test :performance testing,reliability. Also testing retest and regression.</text:p>
      <text:p text:style-name="Text_20_body"/>
      <text:p text:style-name="P2">1.3 Functionalities and tests out of scope</text:p>
      <text:list xml:id="list1687796704" text:style-name="L7">
        <text:list-item>
          <text:p text:style-name="P46">Automation testing is out of scope</text:p>
        </text:list-item>
        <text:list-item>
          <text:p text:style-name="P46">Compliance regulation testing is beyond the scope</text:p>
        </text:list-item>
        <text:list-item>
          <text:p text:style-name="P46">Portability testing will not be done</text:p>
        </text:list-item>
        <text:list-item>
          <text:p text:style-name="P47">Volume testing wil not be done</text:p>
        </text:list-item>
        <text:list-item>
          <text:p text:style-name="P57">All the other modules, except Passenger Information and Flights and Reservation are out of scope.</text:p>
        </text:list-item>
      </text:list>
      <text:p text:style-name="Text_20_body"/>
      <text:list xml:id="list773504332" text:style-name="L8">
        <text:list-item>
          <text:p text:style-name="P37"><text:soft-page-break/>Test process</text:p>
          <text:p text:style-name="P41"><text:span text:style-name="T13">Te</text:span><text:span text:style-name="T10">st planning</text:span></text:p>
        </text:list-item>
      </text:list>
      <text:p text:style-name="P2">Roles and responsibilities</text:p>
      <text:list xml:id="list65025465" text:style-name="L9">
        <text:list-item>
          <text:p text:style-name="P80"><text:span text:style-name="T47">QA 1 – Diana Bour- </text:span><text:span text:style-name="T48">will test </text:span><text:span text:style-name="T51">Plan your trip(Search Tab, My booking, Find great fares, Additional services, Highlights) and My booking(Seat reservation and Onboard menu option)</text:span></text:p>
        </text:list-item>
      </text:list>
      <text:p text:style-name="P2">Entry criteria:</text:p>
      <text:list xml:id="list3614886810" text:style-name="L10">
        <text:list-item>
          <text:p text:style-name="P48">Testing environment is up and running</text:p>
        </text:list-item>
        <text:list-item>
          <text:p text:style-name="P48">Smoke test passed</text:p>
        </text:list-item>
        <text:list-item>
          <text:p text:style-name="P48">Roles and responsibilities are established and agreed</text:p>
        </text:list-item>
        <text:list-item>
          <text:p text:style-name="P48">Business requirements are available, agreed and completed by the analyst</text:p>
        </text:list-item>
        <text:list-item>
          <text:p text:style-name="P48">Projects risks identified and mitigated</text:p>
        </text:list-item>
        <text:list-item>
          <text:p text:style-name="P48">Deadlines established</text:p>
        </text:list-item>
        <text:list-item>
          <text:p text:style-name="P49">Objectives of testing established, agreed and communicated within the team</text:p>
        </text:list-item>
      </text:list>
      <text:p text:style-name="P2">Exit criteria:</text:p>
      <text:list xml:id="list781714398" text:style-name="L11">
        <text:list-header>
          <text:p text:style-name="P68"><text:span text:style-name="T40">Test coverage </text:span><text:span text:style-name="T39">- 90% of key user scenarios are tested</text:span></text:p>
          <text:p text:style-name="P68"><text:span text:style-name="T40">Defect Closure rate </text:span><text:span text:style-name="T39">- All critical functionalities and high priority/severity cases have </text:span><text:span text:style-name="T40">Closed </text:span><text:span text:style-name="T39">status</text:span></text:p>
          <text:p text:style-name="P68"><text:span text:style-name="T40">Risk mitigation </text:span><text:span text:style-name="T39">- All project risks and product risks are identified and resolved</text:span></text:p>
          <text:p text:style-name="P68"><text:span text:style-name="T40">Documentation complete</text:span><text:span text:style-name="T39"> - All test cases are up-to-date and the Test Summary Report was sent to the stakeholders</text:span></text:p>
          <text:p text:style-name="P69"><text:span text:style-name="T46">User acceptance </text:span><text:span text:style-name="T34">- Regression Testing and Acceptance testing is finalized and management approval is obtained</text:span></text:p>
        </text:list-header>
      </text:list>
      <text:p text:style-name="Text_20_body"/>
      <text:p text:style-name="P2">Risks: </text:p>
      <text:list xml:id="list1054304333" text:style-name="L12">
        <text:list-item>
          <text:p text:style-name="P50">Deadline is too short</text:p>
        </text:list-item>
        <text:list-item>
          <text:p text:style-name="P50">Late delivery of the software hardware ot tools</text:p>
        </text:list-item>
        <text:list-item>
          <text:p text:style-name="P51">Changes to the original requirements or design</text:p>
        </text:list-item>
        <text:list-item>
          <text:p text:style-name="P32"><text:span text:style-name="T44">QA team does not include sufficient members / holiday season</text:span><text:span text:style-name="T49"> </text:span></text:p>
          <text:p text:style-name="P30"/>
        </text:list-item>
      </text:list>
      <text:p text:style-name="Text_20_body"><text:soft-page-break/></text:p>
      <text:p text:style-name="P2">2.2 Test analysis </text:p>
      <text:list xml:id="list1359019644" text:style-name="L13">
        <text:list-item>
          <text:p text:style-name="P70">We analyze the business requirements and create the best test conditions</text:p>
        </text:list-item>
      </text:list>
      <text:p text:style-name="Text_20_body"/>
      <text:p text:style-name="P2">2.3 Test design</text:p>
      <text:list xml:id="list1937318886" text:style-name="L14">
        <text:list-item>
          <text:p text:style-name="P31">all the test cases are written and reviewed</text:p>
        </text:list-item>
      </text:list>
      <text:p text:style-name="P8">1. <text:span text:style-name="T52">Plan your trip</text:span></text:p>
      <text:p text:style-name="P8">A.<text:span text:style-name="T50"> </text:span><text:span text:style-name="T52">Search tab</text:span></text:p>
      <text:p text:style-name="P88"><text:span text:style-name="T31">T</text:span><text:span text:style-name="T30">esting </text:span><text:span text:style-name="T32">navigation </text:span><text:span text:style-name="T30">functionality for the search bar by searching ,,trip’’, and also enter </text:span><text:span text:style-name="T32">random</text:span><text:span text:style-name="T30"> characters</text:span><text:span text:style-name="T32">.</text:span></text:p>
      <text:p text:style-name="P25"><text:span text:style-name="T20">B. </text:span><text:span text:style-name="T17">My booking</text:span></text:p>
      <text:p text:style-name="P63">Testing functionality for my booking section.</text:p>
      <text:p text:style-name="P86"><text:span text:style-name="T24">Test readability and clarity of information.</text:span></text:p>
      <text:p text:style-name="P72">C.Find great fares</text:p>
      <text:p text:style-name="P85"><text:span text:style-name="T30">Test readability and clarity of information</text:span><text:span text:style-name="T21">.</text:span></text:p>
      <text:p text:style-name="P33">D.Additional services</text:p>
      <text:p text:style-name="P65">Test navigation functionality for advanced seat reservation, book extra baggage and onboard meals.</text:p>
      <text:p text:style-name="P64"><text:span text:style-name="T55">Test readability and clarity of information</text:span><text:span text:style-name="T4">.</text:span></text:p>
      <text:p text:style-name="P33">E. Highlights</text:p>
      <text:p text:style-name="P73">Test navigation functionality for <text:span text:style-name="T58">book now section.</text:span></text:p>
      <text:p text:style-name="P64">Test readability and clarity of information.</text:p>
      <text:p text:style-name="P33"/>
      <text:p text:style-name="P33">2.My Booking</text:p>
      <text:p text:style-name="P33">A.Seat reservation</text:p>
      <text:p text:style-name="P73">Test navigation functionality for ,,<text:span text:style-name="T58">Bok now’’, ,,Call center TAROM’’, ,,TAROM Agency’’ and ,,Here’’ section.</text:span></text:p>
      <text:p text:style-name="P64">Test readability and clarity of information.</text:p>
      <text:p text:style-name="P34">B. Onboard menu option</text:p>
      <text:p text:style-name="P74">Test navigation functionality for ,,<text:span text:style-name="T60">Business Menu’’ and ,,Economy/Pre-order menu’’.</text:span></text:p>
      <text:p text:style-name="P76"><text:soft-page-break/>Test readability and clarity of information.</text:p>
      <text:p text:style-name="P34">B.1.Business menu</text:p>
      <text:p text:style-name="P76">Test readability and clarity of information.</text:p>
      <text:p text:style-name="P34">B.2.Economy/Pre-order menu</text:p>
      <text:p text:style-name="P76">Test readability and clarity of information.</text:p>
      <text:p text:style-name="P18"/>
      <text:p text:style-name="P17"/>
      <text:p text:style-name="P2">2.4 Test implementation</text:p>
      <text:p text:style-name="P16">- we have to make sure that we have the environment ready for testing</text:p>
      <text:p text:style-name="P16">-we validate the test environment with smoke testing</text:p>
      <text:p text:style-name="P16">-tests are organized and prioritized by the Test Analysts</text:p>
      <text:p text:style-name="P16">-creating test suites from the test procedures for efficient test execution</text:p>
      <text:p text:style-name="P16">-verifying that the test environment has been set up correctly</text:p>
      <text:p text:style-name="P16">-comparing actual results with expected results</text:p>
      <text:p text:style-name="P16">-the tests are grouped based on the objectives ex: functional testing, regression testing ,acceptance testing.</text:p>
      <text:p text:style-name="P23"><text:span text:style-name="T26">Functional testing for TAROM: test the ability to start the Passenger Information and Flights and Reservations portal from</text:span><text:span text:style-name="T29"> a</text:span><text:span text:style-name="T28">vailable demos, test internal links, test to see if all the pages are working.</text:span></text:p>
      <text:p text:style-name="P24"><text:span text:style-name="T28"><text:s/></text:span><text:span text:style-name="T25">For the Passenger Information and Flights and Reservation we will test navigation functionality and </text:span><text:span text:style-name="T27">readability and clarity of information.</text:span></text:p>
      <text:p text:style-name="P87"><text:span text:style-name="T31">F</text:span><text:span text:style-name="T30">or ,,Check in online” we will test functionality of the ,,I agreed and start check-in’’ button.</text:span></text:p>
      <text:p text:style-name="P2">2.5 Test execution</text:p>
      <text:list xml:id="list3956492301" text:style-name="L15">
        <text:list-item>
          <text:p text:style-name="P52">We run the tests on multiple browsers (Chrome, Mozilla Firefox, Microsoft Edge), to see how the applications works on them</text:p>
        </text:list-item>
        <text:list-item>
          <text:p text:style-name="P52">Bugs found will be documented and reported to the development team</text:p>
        </text:list-item>
        <text:list-item>
          <text:p text:style-name="P52">We use retesting and regression testing to be sure that all the bugs we have identified have been fixed</text:p>
        </text:list-item>
        <text:list-item>
          <text:p text:style-name="P53"><text:soft-page-break/>Weekly we will generate test reports, to monitor and control the activity</text:p>
        </text:list-item>
      </text:list>
      <text:p text:style-name="P2">2.6 Test closure </text:p>
      <text:list xml:id="list3341183301" text:style-name="L16">
        <text:list-item>
          <text:p text:style-name="P54">not less than 90% of tests are passed</text:p>
        </text:list-item>
        <text:list-item>
          <text:p text:style-name="P54">no Critical issues have Open status</text:p>
        </text:list-item>
        <text:list-item>
          <text:p text:style-name="P54">Project risks and product risks are resolved</text:p>
        </text:list-item>
        <text:list-item>
          <text:p text:style-name="P55">Test summary report has been generated and was sent to the stakeholders</text:p>
        </text:list-item>
      </text:list>
      <text:p text:style-name="P2">2.7 Test monitoring and control</text:p>
      <text:list xml:id="list1776769392" text:style-name="L17">
        <text:list-item>
          <text:p text:style-name="P56">Continuous monitoring of the entire testing process</text:p>
        </text:list-item>
        <text:list-item>
          <text:p text:style-name="P56">Keeping track of important test metrics using Dashboards</text:p>
        </text:list-item>
        <text:list-item>
          <text:p text:style-name="P66"><text:span text:style-name="T34">Key Performance Indicators: </text:span><text:span text:style-name="T35">Active Defects, Authored Tests, Covered Requirements, <text:s/>Defects Fixed Per Day, Passed Requirements, Rejected Defects, Reviewed Requirements, Defects Closure Rate</text:span></text:p>
        </text:list-item>
        <text:list-item>
          <text:p text:style-name="P77">Will be taken corrective actions based on test monitoring reports to improve quality and efficiency</text:p>
        </text:list-item>
        <text:list-item>
          <text:p text:style-name="P78">Identify and take corrective measures against new risks that may occur during testing in order to minimize the impact that can be caused </text:p>
        </text:list-item>
      </text:list>
      <text:p text:style-name="P21"/>
      <text:p text:style-name="P21"/>
      <text:list xml:id="list576440028" text:style-name="L18">
        <text:list-item>
          <text:p text:style-name="P38">Test deliverables</text:p>
        </text:list-item>
      </text:list>
      <text:list xml:id="list97108569" text:style-name="L19">
        <text:list-header>
          <text:p text:style-name="P81"><text:span text:style-name="T18">3.1.</text:span><text:span text:style-name="T16"> </text:span><text:span text:style-name="T15">Test plan - link to test plan</text:span></text:p>
          <text:p text:style-name="P82"><text:span text:style-name="T18">3.2.</text:span><text:span text:style-name="T16"> </text:span><text:span text:style-name="T15">Test conditions </text:span></text:p>
        </text:list-header>
      </text:list>
      <text:p text:style-name="P14">The test conditions will be created based on the business requirements validated in the test analysis phase and will represent the features to be tested and transformed into test cases.</text:p>
      <text:list xml:id="list2684937644" text:style-name="L20">
        <text:list-header>
          <text:p text:style-name="P83"><text:span text:style-name="T18">3.3</text:span><text:span text:style-name="T16"> </text:span><text:span text:style-name="T15">Test cases<text:line-break/></text:span><text:span text:style-name="T17">- link to test cases</text:span></text:p>
          <text:p text:style-name="P83"><text:span text:style-name="T19">3.4. </text:span><text:span text:style-name="T15">Daily test summary report<text:line-break/></text:span><text:span text:style-name="T17">- link to daily test summary report (number of tests ran today, % of them failed, passed, re-test, etc)</text:span></text:p>
          <text:p text:style-name="P43"><text:span text:style-name="T8">3.5</text:span><text:span text:style-name="T12">. </text:span><text:span text:style-name="T11">Traceability matrix<text:line-break/></text:span><text:soft-page-break/><text:span text:style-name="T7">- link to traceability matrix</text:span></text:p>
          <text:p text:style-name="P43"><text:span text:style-name="T8">3.6.</text:span><text:span text:style-name="T12"> </text:span><text:span text:style-name="T11">Test case results<text:line-break/></text:span><text:span text:style-name="T7">- link to test case results</text:span></text:p>
          <text:p text:style-name="P43"><text:span text:style-name="T8">3.7.</text:span><text:span text:style-name="T12"> </text:span><text:span text:style-name="T11">Bugs report <text:line-break/></text:span><text:span text:style-name="T7">- link to bugs report</text:span></text:p>
          <text:p text:style-name="P43"><text:span text:style-name="T8">3.8.</text:span><text:span text:style-name="T12"> </text:span><text:span text:style-name="T11">Test completion report<text:line-break/></text:span><text:span text:style-name="T7">- link to test completion report</text:span></text:p>
          <text:p text:style-name="P42"><text:span text:style-name="T9">3.9.</text:span><text:span text:style-name="T13"> </text:span><text:span text:style-name="T10">Schedule</text:span></text:p>
        </text:list-header>
      </text:list>
      <text:p text:style-name="P20"><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 Pro Text" svg:font-family="'SF Pro Text', 'SF Pro Icons', 'Apple WebExp Icons Custom', 'Helvetica Neue', Helvetica, Arial,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5T12:01:41.063000000</dc:date>
    <meta:editing-duration>PT27M2S</meta:editing-duration>
    <meta:editing-cycles>5</meta:editing-cycles>
    <meta:generator>LibreOffice/7.3.5.2$Windows_X86_64 LibreOffice_project/184fe81b8c8c30d8b5082578aee2fed2ea847c01</meta:generator>
    <meta:document-statistic meta:table-count="1" meta:image-count="0" meta:object-count="0" meta:page-count="8" meta:paragraph-count="163" meta:word-count="1234" meta:character-count="7751" meta:non-whitespace-character-count="6727"/>
  </office:meta>
</office:document-meta>
</file>